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5.56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3.244cm"/>
    </style:style>
    <style:style style:name="co8" style:family="table-column">
      <style:table-column-properties fo:break-before="auto" style:column-width="0.363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0.559cm"/>
    </style:style>
    <style:style style:name="co11" style:family="table-column">
      <style:table-column-properties fo:break-before="auto" style:column-width="5.734cm"/>
    </style:style>
    <style:style style:name="co12" style:family="table-column">
      <style:table-column-properties fo:break-before="auto" style:column-width="2.769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5.51cm"/>
    </style:style>
    <style:style style:name="co15" style:family="table-column">
      <style:table-column-properties fo:break-before="auto" style:column-width="3.888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0.335cm"/>
    </style:style>
    <style:style style:name="co20" style:family="table-column">
      <style:table-column-properties fo:break-before="auto" style:column-width="3.189cm"/>
    </style:style>
    <style:style style:name="co21" style:family="table-column">
      <style:table-column-properties fo:break-before="auto" style:column-width="1.873cm"/>
    </style:style>
    <style:style style:name="co22" style:family="table-column">
      <style:table-column-properties fo:break-before="auto" style:column-width="0.474cm"/>
    </style:style>
    <style:style style:name="co23" style:family="table-column">
      <style:table-column-properties fo:break-before="auto" style:column-width="3.385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1.51cm"/>
    </style:style>
    <style:style style:name="co27" style:family="table-column">
      <style:table-column-properties fo:break-before="auto" style:column-width="2.937cm"/>
    </style:style>
    <style:style style:name="co28" style:family="table-column">
      <style:table-column-properties fo:break-before="auto" style:column-width="2.965cm"/>
    </style:style>
    <style:style style:name="co34" style:family="table-column">
      <style:table-column-properties fo:break-before="auto" style:column-width="5.678cm"/>
    </style:style>
    <style:style style:name="co35" style:family="table-column">
      <style:table-column-properties fo:break-before="auto" style:column-width="2.713cm"/>
    </style:style>
    <style:style style:name="co36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3.104cm"/>
    </style:style>
    <style:style style:name="co37" style:family="table-column">
      <style:table-column-properties fo:break-before="auto" style:column-width="1.774cm"/>
    </style:style>
    <style:style style:name="co39" style:family="table-column">
      <style:table-column-properties fo:break-before="auto" style:column-width="5.147cm"/>
    </style:style>
    <style:style style:name="co40" style:family="table-column">
      <style:table-column-properties fo:break-before="auto" style:column-width="3.328cm"/>
    </style:style>
    <style:style style:name="co41" style:family="table-column">
      <style:table-column-properties fo:break-before="auto" style:column-width="2.21cm"/>
    </style:style>
    <style:style style:name="co42" style:family="table-column">
      <style:table-column-properties fo:break-before="auto" style:column-width="2.909cm"/>
    </style:style>
    <style:style style:name="co43" style:family="table-column">
      <style:table-column-properties fo:break-before="auto" style:column-width="2.461cm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2.09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64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0.265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852cm" fo:break-before="auto" style:use-optimal-row-height="false"/>
    </style:style>
    <style:style style:name="ro17" style:family="table-row">
      <style:table-row-properties style:row-height="1.409cm" fo:break-before="auto" style:use-optimal-row-height="false"/>
    </style:style>
    <style:style style:name="ro18" style:family="table-row">
      <style:table-row-properties style:row-height="1.005cm" fo:break-before="auto" style:use-optimal-row-height="false"/>
    </style:style>
    <style:style style:name="ro16" style:family="table-row">
      <style:table-row-properties style:row-height="0.45cm" fo:break-before="auto" style:use-optimal-row-height="tru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2.223cm" fo:break-before="auto" style:use-optimal-row-height="false"/>
    </style:style>
    <style:style style:name="ro22" style:family="table-row">
      <style:table-row-properties style:row-height="0.452cm" fo:break-before="auto" style:use-optimal-row-height="false"/>
    </style:style>
    <style:style style:name="ta3" style:family="table" style:master-page-name="PageStyle_5f_Оборудование">
      <style:table-properties table:display="true" style:writing-mode="lr-tb"/>
    </style:style>
    <style:style style:name="ta4" style:family="table" style:master-page-name="PageStyle_5f_Программное_20_обеспечение">
      <style:table-properties table:display="true" style:writing-mode="lr-tb"/>
    </style:style>
    <style:style style:name="ta8" style:family="table" style:master-page-name="PageStyle_5f_ЛВС.Интернет.Email">
      <style:table-properties table:display="true" style:writing-mode="lr-tb"/>
    </style:style>
    <style:style style:name="ta9" style:family="table" style:master-page-name="PageStyle_5f_Работы">
      <style:table-properties table:display="true" style:writing-mode="lr-tb"/>
    </style:style>
    <style:style style:name="ta6" style:family="table" style:master-page-name="PageStyle_5f_Лист1">
      <style:table-properties table:display="true" style:writing-mode="lr-tb"/>
    </style:style>
    <style:style style:name="ta7" style:family="table" style:master-page-name="PageStyle_5f_Лист3">
      <style:table-properties table:display="true" style:writing-mode="lr-tb"/>
    </style:style>
    <style:style style:name="ta11" style:family="table" style:master-page-name="PageStyle_5f_Комплектующие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20_Built-in_20_Normal" style:data-style-name="N36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 style:data-style-name="N139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20_Built-in_20_Normal" style:data-style-name="N138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Excel_20_Built-in_20_Normal" style:data-style-name="N3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1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20_Built-in_20_Hyperlink" style:data-style-name="N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9" style:family="table-cell" style:parent-style-name="Excel_20_Built-in_20_Normal" style:data-style-name="N138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Excel_20_Built-in_20_Normal" style:data-style-name="N138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3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4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6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7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0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1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2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Excel_20_Built-in_20_Normal" style:data-style-name="N100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20_Built-in_20_Normal"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28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20_Built-in_20_Normal" style:data-style-name="N100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Excel_20_Built-in_20_Normal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Excel_20_Built-in_20_Normal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3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Excel_20_Built-in_20_Normal" style:data-style-name="N139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Excel_20_Built-in_20_Normal" style:data-style-name="N36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2" style:family="text">
      <style:text-properties fo:color="#0000ff" style:text-outline="false" style:text-line-through-style="none" style:font-name="Calibri" fo:font-size="11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Оборудование" table:style-name="ta3" table:print-ranges="Оборудование.A1:Оборудование.N25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number-columns-repeated="243" table:default-cell-style-name="ce1"/>
        <table:table-column table:style-name="co13" table:number-columns-repeated="767" table:default-cell-style-name="Default"/>
        <table:table-row table:style-name="ro2">
          <table:table-cell office:value-type="string">
            <text:p>{{ main }}</text:p>
          </table:table-cell>
          <table:table-cell table:number-columns-repeated="2"/>
          <table:table-cell table:style-name="ce19" office:value-type="string">
            <text:p>{{ begin_title }}ЗАЯВКА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0" office:value-type="string">
            <text:p>{{ begin_title }}на приобретение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Cкопцов С.В.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0" office:value-type="string">
            <text:p>{{ begin_title }}компьютерного и офисного оборудования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0"/>
        </table:table-row>
        <table:table-row table:style-name="ro2">
          <table:table-cell/>
          <table:table-cell table:style-name="ce12" office:value-type="string">
            <text:p>на </text:p>
          </table:table-cell>
          <table:table-cell table:style-name="ce17" table:number-columns-spanned="6" table:number-rows-spanned="1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8" office:value-type="string" table:number-columns-spanned="5" table:number-rows-spanned="1">
            <text:p>(указать период использования)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10"/>
        </table:table-row>
        <table:table-row table:style-name="ro2">
          <table:table-cell table:number-columns-repeated="10"/>
          <table:table-cell table:style-name="ce35" office:value-type="string">
            <text:p>(ФИО руководителя)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table:number-columns-spanned="3" table:number-rows-spanned="1">
            <text:p>Оборудование</text:p>
          </table:table-cell>
          <table:covered-table-cell table:style-name="ce2"/>
          <table:covered-table-cell table:style-name="ce2"/>
          <table:table-cell table:style-name="ce21" office:value-type="string" table:number-columns-spanned="9" table:number-rows-spanned="1">
            <text:p>Обоснование необходимости приобретения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" office:value-type="string" table:number-columns-spanned="2" table:number-rows-spanned="1">
            <text:p>Доп. информация</text:p>
          </table:table-cell>
          <table:covered-table-cell table:style-name="ce2"/>
          <table:table-cell table:style-name="ce40" table:number-columns-repeated="1010"/>
        </table:table-row>
        <table:table-row table:style-name="ro4">
          <table:table-cell table:style-name="ce3" office:value-type="string">
            <text:p>Наименование</text:p>
          </table:table-cell>
          <table:table-cell table:style-name="ce3" office:value-type="string">
            <text:p>Конфигурация или модель</text:p>
          </table:table-cell>
          <table:table-cell table:style-name="ce3" office:value-type="string">
            <text:p>Кол-во, шт.</text:p>
          </table:table-cell>
          <table:table-cell table:style-name="ce22" office:value-type="string" table:number-columns-spanned="9" table:number-rows-spanned="1">
            <text:p><text:s/>(обязательно и подробно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8" office:value-type="string">
            <text:p>цена, руб.*</text:p>
          </table:table-cell>
          <table:table-cell table:style-name="ce38" office:value-type="string">
            <text:p>средства**</text:p>
          </table:table-cell>
          <table:table-cell table:style-name="ce40" table:number-columns-repeated="1010"/>
        </table:table-row>
        <table:table-row table:style-name="ro5">
          <table:table-cell table:style-name="ce4" office:value-type="string">
            <text:p>системный блок</text:p>
          </table:table-cell>
          <table:table-cell table:style-name="ce4" office:value-type="string">
            <text:p>стандартный</text:p>
          </table:table-cell>
          <table:table-cell table:style-name="ce4" office:value-type="float" office:value="1">
            <text:p>1</text:p>
          </table:table-cell>
          <table:table-cell table:style-name="ce23" table:number-columns-spanned="9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7"/>
          <table:table-cell table:style-name="ce39"/>
          <table:table-cell table:style-name="ce4" office:value-type="string">
            <text:p>СГМУ</text:p>
          </table:table-cell>
          <table:table-cell table:style-name="ce41" table:number-columns-repeated="1010"/>
        </table:table-row>
        <table:table-row table:style-name="ro6">
          <table:table-cell table:style-name="ce4" table:number-columns-repeated="3"/>
          <table:table-cell table:style-name="ce4" table:number-columns-spanned="9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10"/>
        </table:table-row>
        <table:table-row table:style-name="ro6">
          <table:table-cell table:style-name="ce4" table:number-columns-repeated="3"/>
          <table:table-cell table:style-name="ce23" table:number-columns-spanned="9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7"/>
          <table:table-cell table:style-name="ce39"/>
          <table:table-cell table:style-name="ce4"/>
          <table:table-cell table:style-name="ce41" table:number-columns-repeated="1010"/>
        </table:table-row>
        <table:table-row table:style-name="ro6">
          <table:table-cell table:style-name="ce4" table:number-columns-repeated="3"/>
          <table:table-cell table:style-name="ce4" table:number-columns-spanned="9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10"/>
        </table:table-row>
        <table:table-row table:style-name="ro2">
          <table:table-cell table:style-name="ce5" office:value-type="string" table:number-columns-spanned="7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10"/>
        </table:table-row>
        <table:table-row table:style-name="ro2">
          <table:table-cell table:style-name="ce6" office:value-type="string" table:number-columns-spanned="7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10"/>
        </table:table-row>
        <table:table-row table:style-name="ro2">
          <table:table-cell table:style-name="ce7" table:number-columns-spanned="7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10"/>
        </table:table-row>
        <table:table-row table:style-name="ro2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9-01" table:number-columns-spanned="3" table:number-rows-spanned="1">
            <text:p>01.09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10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6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office:value-type="string" table:number-columns-spanned="4" table:number-rows-spanned="1">
            <text:p>28-56-86</text:p>
          </table:table-cell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10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6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10"/>
        </table:table-row>
        <table:table-row table:style-name="ro7">
          <table:table-cell table:style-name="ce8" office:value-type="string">
            <text:p>Адрес, (№ каб.), где будет установлено оборудование:</text:p>
          </table:table-cell>
          <table:table-cell table:style-name="ce16" office:value-type="float" office:value="2512" table:number-columns-spanned="13" table:number-rows-spanned="1">
            <text:p>2512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10"/>
        </table:table-row>
        <table:table-row table:style-name="ro8">
          <table:table-cell table:style-name="ce9" table:number-columns-spanned="14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0"/>
        </table:table-row>
        <table:table-row table:style-name="ro2">
          <table:table-cell table:style-name="ce10" office:value-type="string">
            <text:p>Согласование</text:p>
          </table:table-cell>
          <table:table-cell table:number-columns-repeated="10"/>
          <table:table-cell table:style-name="ce30" table:number-columns-repeated="3"/>
          <table:table-cell table:number-columns-repeated="1010"/>
        </table:table-row>
        <table:table-row table:style-name="ro2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2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2" table:number-rows-repeated="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граммное обеспечение" table:style-name="ta4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0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3" table:number-columns-repeated="239" table:default-cell-style-name="ce1"/>
        <table:table-column table:style-name="co13" table:number-columns-repeated="767" table:default-cell-style-name="Default"/>
        <table:table-row table:style-name="ro2">
          <table:table-cell table:style-name="ce42" office:value-type="string">
            <text:p>{{ main }}</text:p>
          </table:table-cell>
          <table:table-cell table:number-columns-repeated="6"/>
          <table:table-cell table:style-name="ce19" office:value-type="string">
            <text:p>{{ begin_title }}ЗАЯВКА{{ end_title }}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0" office:value-type="string">
            <text:p>{{ begin_title }}на приобретение{{ end_title }}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0" office:value-type="string">
            <text:p>{{ begin_title }}программного обеспечения (ПО){{ end_title }}</text:p>
          </table:table-cell>
          <table:table-cell table:number-columns-repeated="6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4"/>
          <table:table-cell table:style-name="ce45"/>
          <table:table-cell table:style-name="ce12" office:value-type="string">
            <text:p>на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2"/>
          <table:table-cell table:number-columns-repeated="3"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47"/>
          <table:table-cell table:style-name="ce49" office:value-type="string">
            <text:p>(указать период использования)</text:p>
          </table:table-cell>
          <table:table-cell table:number-columns-repeated="6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14"/>
          <table:table-cell table:style-name="ce35" office:value-type="string">
            <text:p>(ФИО руководителя)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9">
          <table:table-cell table:style-name="ce2" office:value-type="string" table:number-columns-spanned="2" table:number-rows-spanned="1">
            <text:p>Программное обеспечение</text:p>
          </table:table-cell>
          <table:covered-table-cell table:style-name="ce2"/>
          <table:table-cell table:style-name="ce43" office:value-type="string" table:number-columns-spanned="6" table:number-rows-spanned="1">
            <text:p>Оборудование, на которое будет устанавливаться ПО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21" office:value-type="string" table:number-columns-spanned="8" table:number-rows-spanned="1">
            <text:p>Обоснование необходимости приобретения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52" office:value-type="string">
            <text:p>Доп. информация</text:p>
          </table:table-cell>
          <table:table-cell table:style-name="ce53"/>
          <table:table-cell table:style-name="ce40" table:number-columns-repeated="1006"/>
        </table:table-row>
        <table:table-row table:style-name="ro4">
          <table:table-cell table:style-name="ce3" office:value-type="string">
            <text:p>Наименование</text:p>
          </table:table-cell>
          <table:table-cell table:style-name="ce3" office:value-type="string">
            <text:p>Кол-во, шт.</text:p>
          </table:table-cell>
          <table:table-cell table:style-name="ce3" office:value-type="string" table:number-columns-spanned="3" table:number-rows-spanned="1">
            <text:p>Наименование</text:p>
          </table:table-cell>
          <table:covered-table-cell table:style-name="ce3"/>
          <table:covered-table-cell table:style-name="ce3"/>
          <table:table-cell table:style-name="ce3" office:value-type="string" table:number-columns-spanned="3" table:number-rows-spanned="1">
            <text:p>Инв. номер</text:p>
          </table:table-cell>
          <table:covered-table-cell table:style-name="ce3"/>
          <table:covered-table-cell table:style-name="ce3"/>
          <table:table-cell table:style-name="ce22" office:value-type="string" table:number-columns-spanned="8" table:number-rows-spanned="1">
            <text:p><text:s/>(обязательно и подробно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8" office:value-type="string">
            <text:p>цена, руб.*</text:p>
          </table:table-cell>
          <table:table-cell table:style-name="ce38" office:value-type="string">
            <text:p>средства**</text:p>
          </table:table-cell>
          <table:table-cell table:style-name="ce40" table:number-columns-repeated="1006"/>
        </table:table-row>
        <table:table-row table:style-name="ro6">
          <table:table-cell table:style-name="ce4" office:value-type="string">
            <text:p>MS Windows XP</text:p>
          </table:table-cell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Системный блок</text:p>
          </table:table-cell>
          <table:covered-table-cell table:style-name="ce4"/>
          <table:covered-table-cell table:style-name="ce4"/>
          <table:table-cell table:style-name="ce46" office:value-type="string" table:number-columns-spanned="3" table:number-rows-spanned="1">
            <text:p>0123456789</text:p>
          </table:table-cell>
          <table:covered-table-cell table:style-name="ce46"/>
          <table:covered-table-cell table:style-name="ce46"/>
          <table:table-cell table:style-name="ce4" office:value-type="string" table:number-columns-spanned="8" table:number-rows-spanned="1">
            <text:p>На новый компьютер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 office:value-type="float" office:value="5000">
            <text:p>5 000 <text:s text:c="2"/></text:p>
          </table:table-cell>
          <table:table-cell table:style-name="ce4" office:value-type="string">
            <text:p>СГМУ</text:p>
          </table:table-cell>
          <table:table-cell table:style-name="ce41" table:number-columns-repeated="1006"/>
        </table:table-row>
        <table:table-row table:style-name="ro6">
          <table:table-cell table:style-name="ce4" office:value-type="string">
            <text:p>MS Office 2007 Стандарт</text:p>
          </table:table-cell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Системный блок</text:p>
          </table:table-cell>
          <table:covered-table-cell table:style-name="ce4"/>
          <table:covered-table-cell table:style-name="ce4"/>
          <table:table-cell table:style-name="ce46" office:value-type="string" table:number-columns-spanned="3" table:number-rows-spanned="1">
            <text:p>0123456789</text:p>
          </table:table-cell>
          <table:covered-table-cell table:style-name="ce46"/>
          <table:covered-table-cell table:style-name="ce46"/>
          <table:table-cell table:style-name="ce4" office:value-type="string" table:number-columns-spanned="8" table:number-rows-spanned="1">
            <text:p>На новый компьютер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 office:value-type="float" office:value="1500">
            <text:p>1 500 <text:s text:c="2"/></text:p>
          </table:table-cell>
          <table:table-cell table:style-name="ce4" office:value-type="string">
            <text:p>СГМУ</text:p>
          </table:table-cell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2">
          <table:table-cell table:style-name="ce5" office:value-type="string" table:number-columns-spanned="13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5"/>
          <table:table-cell table:number-columns-repeated="1006"/>
        </table:table-row>
        <table:table-row table:style-name="ro2">
          <table:table-cell table:style-name="ce6" office:value-type="string" table:number-columns-spanned="13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5"/>
          <table:table-cell table:number-columns-repeated="1006"/>
        </table:table-row>
        <table:table-row table:style-name="ro2">
          <table:table-cell table:style-name="ce7" table:number-columns-spanned="13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5"/>
          <table:table-cell table:number-columns-repeated="1006"/>
        </table:table-row>
        <table:table-row table:style-name="ro2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44" table:formula="of:=TODAY()" office:value-type="date" office:date-value="2011-09-01" table:number-columns-spanned="3" table:number-rows-spanned="1">
            <text:p>01.09.2011</text:p>
          </table:table-cell>
          <table:covered-table-cell table:style-name="ce44"/>
          <table:covered-table-cell table:style-name="ce44"/>
          <table:table-cell table:style-name="ce48" office:value-type="string">
            <text:p>г.</text:p>
          </table:table-cell>
          <table:table-cell table:style-name="ce50"/>
          <table:table-cell/>
          <table:table-cell table:style-name="ce50" table:number-columns-repeated="2"/>
          <table:table-cell/>
          <table:table-cell table:style-name="ce50"/>
          <table:table-cell table:style-name="ce45"/>
          <table:table-cell table:style-name="ce30" table:number-columns-repeated="2"/>
          <table:table-cell table:number-columns-repeated="1008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51" table:number-columns-repeated="3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51" table:number-columns-repeated="5"/>
          <table:table-cell table:style-name="ce45"/>
          <table:table-cell table:style-name="ce30" table:number-columns-repeated="2"/>
          <table:table-cell table:number-columns-repeated="1008"/>
        </table:table-row>
        <table:table-row table:style-name="ro7">
          <table:table-cell table:style-name="ce8" office:value-type="string">
            <text:p>Адрес, (№ каб.), где будет установлено ПО</text:p>
          </table:table-cell>
          <table:table-cell table:style-name="ce16" table:number-columns-spanned="17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10">
          <table:table-cell table:style-name="ce9" table:number-columns-spanned="18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06"/>
        </table:table-row>
        <table:table-row table:style-name="ro2">
          <table:table-cell table:style-name="ce10" office:value-type="string">
            <text:p>Согласование</text:p>
          </table:table-cell>
          <table:table-cell table:style-name="ce10" table:number-columns-repeated="6"/>
          <table:table-cell table:number-columns-repeated="8"/>
          <table:table-cell table:style-name="ce30" table:number-columns-repeated="3"/>
          <table:table-cell table:number-columns-repeated="1006"/>
        </table:table-row>
        <table:table-row table:style-name="ro2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1">
            <text:p>2011</text:p>
          </table:table-cell>
          <table:table-cell table:style-name="ce28" office:value-type="string">
            <text:p>г.</text:p>
          </table:table-cell>
          <table:table-cell table:number-columns-repeated="4"/>
          <table:table-cell table:style-name="ce30" table:number-columns-repeated="3"/>
          <table:table-cell table:number-columns-repeated="1006"/>
        </table:table-row>
        <table:table-row table:style-name="ro2">
          <table:table-cell table:number-columns-repeated="8"/>
          <table:table-cell table:style-name="ce32"/>
          <table:table-cell table:number-columns-repeated="6"/>
          <table:table-cell table:style-name="ce30" table:number-columns-repeated="3"/>
          <table:table-cell table:number-columns-repeated="1006"/>
        </table:table-row>
        <table:table-row table:style-name="ro2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1">
            <text:p>2011</text:p>
          </table:table-cell>
          <table:table-cell table:style-name="ce28" office:value-type="string">
            <text:p>г.</text:p>
          </table:table-cell>
          <table:table-cell table:number-columns-repeated="4"/>
          <table:table-cell table:style-name="ce30" table:number-columns-repeated="3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30" table:number-columns-repeated="3"/>
          <table:table-cell table:number-columns-repeated="100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плектующие" table:style-name="ta11">
        <office:forms form:automatic-focus="false" form:apply-design-mode="false"/>
        <table:table-column table:style-name="co39" table:default-cell-style-name="ce90"/>
        <table:table-column table:style-name="co40" table:default-cell-style-name="ce90"/>
        <table:table-column table:style-name="co16" table:default-cell-style-name="ce90"/>
        <table:table-column table:style-name="co17" table:default-cell-style-name="ce90"/>
        <table:table-column table:style-name="co6" table:default-cell-style-name="ce90"/>
        <table:table-column table:style-name="co18" table:default-cell-style-name="ce90"/>
        <table:table-column table:style-name="co19" table:default-cell-style-name="ce90"/>
        <table:table-column table:style-name="co41" table:default-cell-style-name="ce90"/>
        <table:table-column table:style-name="co8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26" table:default-cell-style-name="ce90"/>
        <table:table-column table:style-name="co25" table:default-cell-style-name="ce90"/>
        <table:table-column table:style-name="co10" table:default-cell-style-name="ce90"/>
        <table:table-column table:style-name="co42" table:default-cell-style-name="ce90"/>
        <table:table-column table:style-name="co16" table:default-cell-style-name="ce90"/>
        <table:table-column table:style-name="co43" table:default-cell-style-name="ce90"/>
        <table:table-column table:style-name="co13" table:number-columns-repeated="239" table:default-cell-style-name="ce90"/>
        <table:table-column table:style-name="co13" table:number-columns-repeated="767" table:default-cell-style-name="Default"/>
        <table:table-row table:style-name="ro2">
          <table:table-cell table:style-name="ce89" office:value-type="string">
            <text:p>{{ main }}</text:p>
          </table:table-cell>
          <table:table-cell table:number-columns-repeated="6"/>
          <table:table-cell table:style-name="ce140" office:value-type="string">
            <text:p>{{ begin_title }}ЗАЯВКА{{ end_title }}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41" office:value-type="string">
            <text:p>{{ begin_title }}на приобретение{{ end_title }}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41" office:value-type="string">
            <text:p>{{ begin_title }}расходных материалов, комплектующих к компьютерному и офисному оборудованию{{ end_title }}</text:p>
          </table:table-cell>
          <table:table-cell table:number-columns-repeated="6"/>
          <table:table-cell office:value-type="string">
            <text:p>от</text:p>
          </table:table-cell>
          <table:table-cell table:style-name="ce36" office:value-type="string" table:number-columns-spanned="3" table:number-rows-spanned="1">
            <text:p>{% ruk_struct_podr|Должность руководителя структурного подразделения (от:) %}</text:p>
          </table:table-cell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4"/>
          <table:table-cell table:style-name="ce134"/>
          <table:table-cell table:style-name="ce132" office:value-type="string">
            <text:p>на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32"/>
          <table:table-cell table:number-columns-repeated="3"/>
          <table:table-cell table:style-name="ce154" office:value-type="string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138"/>
          <table:table-cell table:style-name="ce142" office:value-type="string">
            <text:p>(указать период использования)</text:p>
          </table:table-cell>
          <table:table-cell table:number-columns-repeated="6"/>
          <table:table-cell table:style-name="ce36" office:value-type="string" table:number-columns-spanned="4" table:number-rows-spanned="1">
            <text:p>{% FIO_ruk|ФИО Руководителя %}</text:p>
          </table:table-cell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14"/>
          <table:table-cell table:style-name="ce154" office:value-type="string">
            <text:p>(ФИО руководителя)</text:p>
          </table:table-cell>
          <table:table-cell table:number-columns-repeated="1009"/>
        </table:table-row>
        <table:table-row table:style-name="ro20">
          <table:table-cell table:style-name="ce91" office:value-type="string">
            <text:p>Заявки на комплектующие к оборудованию(запчасти) и расходные материалы(картриджы, тонер) оформлять раздельно</text:p>
          </table:table-cell>
          <table:table-cell table:style-name="ce92" table:number-columns-repeated="1023"/>
        </table:table-row>
        <table:table-row table:style-name="ro10">
          <table:table-cell table:style-name="ce92" table:number-columns-repeated="1024"/>
        </table:table-row>
        <table:table-row table:style-name="ro9">
          <table:table-cell table:style-name="ce93" office:value-type="string" table:number-columns-spanned="5" table:number-rows-spanned="1">
            <text:p>Оборудование на которые устанавливаются </text:p>
            <text:p>расх.материалы и комплектующие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136" office:value-type="string" table:number-columns-spanned="8" table:number-rows-spanned="1">
            <text:p>Расходный материал, комплектующие</text:p>
          </table:table-cell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table-cell table:style-name="ce151" office:value-type="string" table:number-columns-spanned="3" table:number-rows-spanned="2">
            <text:p>Обоснование необходимости приобретения</text:p>
          </table:table-cell>
          <table:covered-table-cell table:style-name="ce151"/>
          <table:covered-table-cell table:style-name="ce151"/>
          <table:table-cell table:style-name="ce155" office:value-type="string" table:number-columns-spanned="2" table:number-rows-spanned="1">
            <text:p>Доп. информация</text:p>
          </table:table-cell>
          <table:covered-table-cell table:style-name="ce155"/>
          <table:table-cell table:style-name="ce158" table:number-columns-repeated="1006"/>
        </table:table-row>
        <table:table-row table:style-name="ro4">
          <table:table-cell table:style-name="ce94" office:value-type="string">
            <text:p>Наименование</text:p>
          </table:table-cell>
          <table:table-cell table:style-name="ce94" office:value-type="string">
            <text:p>Модель</text:p>
          </table:table-cell>
          <table:table-cell table:style-name="ce130" office:value-type="string" table:number-columns-spanned="3" table:number-rows-spanned="1">
            <text:p>Инв. Номер</text:p>
          </table:table-cell>
          <table:covered-table-cell table:style-name="ce130"/>
          <table:covered-table-cell table:style-name="ce130"/>
          <table:table-cell table:style-name="ce94" office:value-type="string" table:number-columns-spanned="3" table:number-rows-spanned="1">
            <text:p>Наименование</text:p>
          </table:table-cell>
          <table:covered-table-cell table:style-name="ce94"/>
          <table:covered-table-cell table:style-name="ce94"/>
          <table:table-cell table:style-name="ce145" office:value-type="string" table:number-columns-spanned="4" table:number-rows-spanned="1">
            <text:p>Модель, тип, характеристика*</text:p>
          </table:table-cell>
          <table:covered-table-cell table:style-name="ce145"/>
          <table:covered-table-cell table:style-name="ce145"/>
          <table:covered-table-cell table:style-name="ce145"/>
          <table:table-cell table:style-name="ce150" office:value-type="string">
            <text:p>Кол-во</text:p>
          </table:table-cell>
          <table:covered-table-cell table:style-name="ce151"/>
          <table:covered-table-cell table:style-name="ce151"/>
          <table:covered-table-cell table:style-name="ce151"/>
          <table:table-cell table:style-name="ce156" office:value-type="string">
            <text:p>цена, руб.*</text:p>
          </table:table-cell>
          <table:table-cell table:style-name="ce156" office:value-type="string">
            <text:p>средства**</text:p>
          </table:table-cell>
          <table:table-cell table:style-name="ce158" table:number-columns-repeated="1006"/>
        </table:table-row>
        <table:table-row table:style-name="ro6">
          <table:table-cell table:style-name="ce4" office:value-type="string">
            <text:p>{% cycle_table_ob_name|JОборудование — Наименование %}</text:p>
          </table:table-cell>
          <table:table-cell table:style-name="ce4" office:value-type="string">
            <text:p>{% cycle_table_ob_model|Оборудование — Модель %}</text:p>
          </table:table-cell>
          <table:table-cell table:style-name="ce131" office:value-type="string" table:number-columns-spanned="3" table:number-rows-spanned="1">
            <text:p>{% cycle_table_ob_number|Оборудование — Инв.номер %}</text:p>
          </table:table-cell>
          <table:covered-table-cell table:style-name="ce131"/>
          <table:covered-table-cell table:style-name="ce131"/>
          <table:table-cell table:style-name="ce46" office:value-type="string" table:number-columns-spanned="3" table:number-rows-spanned="1">
            <text:p>{% cycle_table_ra_name|Расходный — Наименование %}</text:p>
          </table:table-cell>
          <table:covered-table-cell table:style-name="ce46"/>
          <table:covered-table-cell table:style-name="ce46"/>
          <table:table-cell table:style-name="ce4" office:value-type="string" table:number-columns-spanned="4" table:number-rows-spanned="1">
            <text:p>{% cycle_table_ra_model|Расходный — Модель, характеристика %}</text:p>
          </table:table-cell>
          <table:covered-table-cell table:style-name="ce4"/>
          <table:covered-table-cell table:style-name="ce4"/>
          <table:covered-table-cell table:style-name="ce4"/>
          <table:table-cell table:style-name="ce4" office:value-type="string">
            <text:p>{% cycle_table_ra_count|Расходный — Количество %}</text:p>
          </table:table-cell>
          <table:table-cell table:style-name="ce4" office:value-type="string" table:number-columns-spanned="3" table:number-rows-spanned="1">
            <text:p>{% cycle_table_osn|Основание приобретения %}</text:p>
          </table:table-cell>
          <table:covered-table-cell table:style-name="ce4"/>
          <table:covered-table-cell table:style-name="ce4"/>
          <table:table-cell table:style-name="ce39" office:value-type="string">
            <text:p>{% cycle_table_ra_cost|Цена руб %}</text:p>
          </table:table-cell>
          <table:table-cell table:style-name="ce157" office:value-type="string">
            <text:p>{% cycle_table_sr|Средства ** %}</text:p>
          </table:table-cell>
          <table:table-cell table:style-name="ce159" office:value-type="string">
            <text:p>{% cycle_table|Таблица %}</text:p>
          </table:table-cell>
          <table:table-cell table:style-name="ce159" table:number-columns-repeated="1005"/>
        </table:table-row>
        <table:table-row table:style-name="ro2">
          <table:table-cell table:style-name="ce95" office:value-type="string" table:number-columns-spanned="13" table:number-rows-spanned="1">
            <text:p>* - позиция заполняется заявителем по согласованию c начальником ОИ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style-name="ce152" table:number-columns-repeated="5"/>
          <table:table-cell table:number-columns-repeated="1006"/>
        </table:table-row>
        <table:table-row table:style-name="ro2">
          <table:table-cell table:style-name="ce96" office:value-type="string" table:number-columns-spanned="13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table-cell table:style-name="ce153" table:number-columns-repeated="5"/>
          <table:table-cell table:number-columns-repeated="1006"/>
        </table:table-row>
        <table:table-row table:style-name="ro2">
          <table:table-cell table:style-name="ce97" table:number-columns-spanned="13" table:number-rows-spanned="1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table-cell table:style-name="ce153" table:number-columns-repeated="5"/>
          <table:table-cell table:number-columns-repeated="1006"/>
        </table:table-row>
        <table:table-row table:style-name="ro2">
          <table:table-cell office:value-type="string">
            <text:p>Подпись заявителя</text:p>
          </table:table-cell>
          <table:table-cell table:style-name="ce129"/>
          <table:table-cell table:style-name="ce132" office:value-type="string">
            <text:p>Дата</text:p>
          </table:table-cell>
          <table:table-cell table:style-name="ce133" table:formula="of:=TODAY()" office:value-type="date" office:date-value="2011-09-01" table:number-columns-spanned="3" table:number-rows-spanned="1">
            <text:p>01.09.2011</text:p>
          </table:table-cell>
          <table:covered-table-cell table:style-name="ce133"/>
          <table:covered-table-cell table:style-name="ce133"/>
          <table:table-cell table:style-name="ce139" office:value-type="string">
            <text:p>г.</text:p>
          </table:table-cell>
          <table:table-cell table:style-name="ce143"/>
          <table:table-cell/>
          <table:table-cell table:style-name="ce143" table:number-columns-repeated="2"/>
          <table:table-cell/>
          <table:table-cell table:style-name="ce143"/>
          <table:table-cell table:style-name="ce134"/>
          <table:table-cell table:style-name="ce153" table:number-columns-repeated="2"/>
          <table:table-cell table:number-columns-repeated="1008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6" table:number-columns-repeated="3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146" table:number-columns-repeated="5"/>
          <table:table-cell table:style-name="ce134"/>
          <table:table-cell table:style-name="ce153" table:number-columns-repeated="2"/>
          <table:table-cell table:number-columns-repeated="1008"/>
        </table:table-row>
        <table:table-row table:style-name="ro21">
          <table:table-cell table:style-name="ce125" office:value-type="string">
            <text:p>Адрес, (№ каб.), где будут установлены расх.материалы и комплектующие</text:p>
          </table:table-cell>
          <table:table-cell table:style-name="ce16" table:number-columns-spanned="17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10">
          <table:table-cell table:style-name="ce126" table:number-columns-spanned="18" table:number-rows-spanned="1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table-cell table:number-columns-repeated="1006"/>
        </table:table-row>
        <table:table-row table:style-name="ro2">
          <table:table-cell table:style-name="ce127" office:value-type="string">
            <text:p>Согласование</text:p>
          </table:table-cell>
          <table:table-cell table:style-name="ce127" table:number-columns-repeated="6"/>
          <table:table-cell table:number-columns-repeated="8"/>
          <table:table-cell table:style-name="ce153" table:number-columns-repeated="3"/>
          <table:table-cell table:number-columns-repeated="1006"/>
        </table:table-row>
        <table:table-row table:style-name="ro2">
          <table:table-cell table:style-name="ce128" office:value-type="string">
            <text:p>Начальник ОИ</text:p>
          </table:table-cell>
          <table:table-cell table:style-name="ce129"/>
          <table:table-cell table:style-name="ce128" office:value-type="string">
            <text:p>/Скопцов С.В./ </text:p>
          </table:table-cell>
          <table:table-cell table:style-name="ce128"/>
          <table:table-cell table:style-name="ce135" office:value-type="string">
            <text:p>"</text:p>
          </table:table-cell>
          <table:table-cell table:style-name="ce137"/>
          <table:table-cell office:value-type="string">
            <text:p>"</text:p>
          </table:table-cell>
          <table:table-cell table:style-name="ce144" table:number-columns-repeated="2"/>
          <table:table-cell table:style-name="ce148" table:formula="of:=TODAY()" office:value-type="date" office:date-value="2011-09-01">
            <text:p>2011</text:p>
          </table:table-cell>
          <table:table-cell table:style-name="ce149" office:value-type="string">
            <text:p>г.</text:p>
          </table:table-cell>
          <table:table-cell table:number-columns-repeated="4"/>
          <table:table-cell table:style-name="ce153" table:number-columns-repeated="3"/>
          <table:table-cell table:number-columns-repeated="1006"/>
        </table:table-row>
        <table:table-row table:style-name="ro2">
          <table:table-cell table:number-columns-repeated="8"/>
          <table:table-cell table:style-name="ce147"/>
          <table:table-cell table:number-columns-repeated="6"/>
          <table:table-cell table:style-name="ce153" table:number-columns-repeated="3"/>
          <table:table-cell table:number-columns-repeated="1006"/>
        </table:table-row>
        <table:table-row table:style-name="ro2">
          <table:table-cell office:value-type="string">
            <text:p>Начальник ПФО</text:p>
          </table:table-cell>
          <table:table-cell table:style-name="ce129"/>
          <table:table-cell office:value-type="string">
            <text:p>/Томилова Н.К./</text:p>
          </table:table-cell>
          <table:table-cell/>
          <table:table-cell table:style-name="ce135" office:value-type="string">
            <text:p>"</text:p>
          </table:table-cell>
          <table:table-cell table:style-name="ce137"/>
          <table:table-cell office:value-type="string">
            <text:p>"</text:p>
          </table:table-cell>
          <table:table-cell table:style-name="ce144" table:number-columns-repeated="2"/>
          <table:table-cell table:style-name="ce148" table:formula="of:=TODAY()" office:value-type="date" office:date-value="2011-09-01">
            <text:p>2011</text:p>
          </table:table-cell>
          <table:table-cell table:style-name="ce149" office:value-type="string">
            <text:p>г.</text:p>
          </table:table-cell>
          <table:table-cell table:number-columns-repeated="4"/>
          <table:table-cell table:style-name="ce153" table:number-columns-repeated="3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53" table:number-columns-repeated="3"/>
          <table:table-cell table:number-columns-repeated="1006"/>
        </table:table-row>
        <table:table-row table:style-name="ro2" table:number-rows-repeated="1048545">
          <table:table-cell table:number-columns-repeated="1024"/>
        </table:table-row>
        <table:table-row table:style-name="ro22" table:number-rows-repeated="5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ЛВС.Интернет.Email" table:style-name="ta8">
        <table:table-column table:style-name="co2" table:default-cell-style-name="ce1"/>
        <table:table-column table:style-name="co34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8" table:default-cell-style-name="ce1"/>
        <table:table-column table:style-name="co10" table:default-cell-style-name="ce1"/>
        <table:table-column table:style-name="co35" table:number-columns-repeated="3" table:default-cell-style-name="ce1"/>
        <table:table-column table:style-name="co13" table:number-columns-repeated="243" table:default-cell-style-name="ce1"/>
        <table:table-column table:style-name="co13" table:number-columns-repeated="767" table:default-cell-style-name="Default"/>
        <table:table-row table:style-name="ro2">
          <table:table-cell table:style-name="ce42" office:value-type="string">
            <text:p>{{ main }}</text:p>
          </table:table-cell>
          <table:table-cell table:number-columns-repeated="2"/>
          <table:table-cell table:style-name="ce19" office:value-type="string">
            <text:p>{{ begin_title }}ЗАЯВКА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0" office:value-type="string">
            <text:p>{{ begin_title }}на подключение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Скопцов С.В.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0" office:value-type="string">
            <text:p>{{ begin_title }}к локальной вычислительной сети (ЛВС), к сети Интернет, к электронной почте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0"/>
        </table:table-row>
        <table:table-row table:style-name="ro2">
          <table:table-cell/>
          <table:table-cell table:style-name="ce12" office:value-type="string">
            <text:p>на </text:p>
          </table:table-cell>
          <table:table-cell table:style-name="ce103" table:number-columns-spanned="6" table:number-rows-spanned="1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8" office:value-type="string" table:number-columns-spanned="5" table:number-rows-spanned="1">
            <text:p>(указать период использования)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10"/>
        </table:table-row>
        <table:table-row table:style-name="ro2">
          <table:table-cell table:number-columns-repeated="10"/>
          <table:table-cell table:style-name="ce35" office:value-type="string">
            <text:p>(ФИО руководителя)</text:p>
          </table:table-cell>
          <table:table-cell table:number-columns-repeated="1013"/>
        </table:table-row>
        <table:table-row table:style-name="ro14">
          <table:table-cell table:style-name="ce12" office:value-type="string">
            <text:p>В связи с </text:p>
          </table:table-cell>
          <table:table-cell table:style-name="ce33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10"/>
        </table:table-row>
        <table:table-row table:style-name="ro14">
          <table:table-cell table:style-name="ce98" office:value-type="string">
            <text:p>прошу рассмотреть </text:p>
          </table:table-cell>
          <table:table-cell office:value-type="string">
            <text:p>возможность подключения к </text:p>
          </table:table-cell>
          <table:table-cell table:style-name="ce104" table:number-columns-spanned="12" table:number-rows-spanned="1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table-cell table:number-columns-repeated="1010"/>
        </table:table-row>
        <table:table-row table:style-name="ro14">
          <table:table-cell table:style-name="ce98"/>
          <table:table-cell table:style-name="ce33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10"/>
        </table:table-row>
        <table:table-row table:style-name="ro14">
          <table:table-cell table:style-name="ce99"/>
          <table:table-cell table:number-columns-repeated="1023"/>
        </table:table-row>
        <table:table-row table:style-name="ro4">
          <table:table-cell table:style-name="ce100" office:value-type="string" table:number-columns-spanned="1" table:number-rows-spanned="2">
            <text:p>Адрес, (№ каб.) точки подключения</text:p>
          </table:table-cell>
          <table:table-cell table:style-name="ce100" office:value-type="string" table:number-columns-spanned="1" table:number-rows-spanned="2">
            <text:p>Рабочее место (ФИО), инвентарный номер </text:p>
            <text:p>оборудования</text:p>
            <text:p/>
          </table:table-cell>
          <table:table-cell table:style-name="ce100" office:value-type="string" table:number-columns-spanned="5" table:number-rows-spanned="2">
            <text:p>1. Подключение к ЛВС</text:p>
            <text:p>2. Объем требуемого трафика интернет в сутки/месяц.</text:p>
            <text:p>3. Адрес электронной почты (фамилияио).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06" office:value-type="string" table:number-columns-spanned="4" table:number-rows-spanned="2">
            <text:p>Техническая возможность, </text:p>
            <text:p>способ подключения, </text:p>
            <text:p>требуемое оборудование </text:p>
            <text:p>для подключения*</text:p>
          </table:table-cell>
          <table:covered-table-cell table:style-name="ce106"/>
          <table:covered-table-cell table:style-name="ce106"/>
          <table:covered-table-cell table:style-name="ce106"/>
          <table:table-cell table:style-name="ce107" office:value-type="string" table:number-columns-spanned="3" table:number-rows-spanned="1">
            <text:p>Доп. информация</text:p>
          </table:table-cell>
          <table:covered-table-cell table:style-name="ce107"/>
          <table:covered-table-cell table:style-name="ce107"/>
          <table:table-cell table:style-name="ce115" table:number-columns-repeated="1010"/>
        </table:table-row>
        <table:table-row table:style-name="ro15"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6"/>
          <table:covered-table-cell table:style-name="ce106"/>
          <table:covered-table-cell table:style-name="ce106"/>
          <table:covered-table-cell table:style-name="ce106"/>
          <table:table-cell table:style-name="ce108" office:value-type="string">
            <text:p>стоимость подключения, руб.*</text:p>
          </table:table-cell>
          <table:table-cell table:style-name="ce108" office:value-type="string">
            <text:p>ежемесясные расходы, руб.*</text:p>
          </table:table-cell>
          <table:table-cell table:style-name="ce112" office:value-type="string">
            <text:p>средства**</text:p>
          </table:table-cell>
          <table:table-cell table:style-name="ce115" table:number-columns-repeated="1010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Иванов Петр Васильевич </text:p>
            <text:p>инв.номер сист.блока 0000000000</text:p>
          </table:table-cell>
          <table:table-cell table:style-name="ce101" office:value-type="string" table:number-columns-spanned="5" table:number-rows-spanned="1">
            <text:p>Подключение к ЛВС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01" office:value-type="string" table:number-columns-spanned="4" table:number-rows-spanned="1">
            <text:p>кабель «витая пара»</text:p>
          </table:table-cell>
          <table:covered-table-cell table:style-name="ce101"/>
          <table:covered-table-cell table:style-name="ce101"/>
          <table:covered-table-cell table:style-name="ce101"/>
          <table:table-cell table:style-name="ce109" office:value-type="float" office:value="0">
            <text:p>0 <text:s text:c="2"/></text:p>
          </table:table-cell>
          <table:table-cell table:style-name="ce109" office:value-type="float" office:value="0">
            <text:p>0 <text:s text:c="2"/></text:p>
          </table:table-cell>
          <table:table-cell table:style-name="ce113" office:value-type="string">
            <text:p>Кафедры</text:p>
          </table:table-cell>
          <table:table-cell table:style-name="ce116" table:number-columns-repeated="1010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Иванов Петр Васильевич</text:p>
          </table:table-cell>
          <table:table-cell table:style-name="ce101" office:value-type="string" table:number-columns-spanned="5" table:number-rows-spanned="1">
            <text:p>1000 мб в месяц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01" office:value-type="string" table:number-columns-spanned="4" table:number-rows-spanned="1">
            <text:p>через ЛВС СГМУ</text:p>
          </table:table-cell>
          <table:covered-table-cell table:style-name="ce101"/>
          <table:covered-table-cell table:style-name="ce101"/>
          <table:covered-table-cell table:style-name="ce101"/>
          <table:table-cell table:style-name="ce109" office:value-type="float" office:value="0">
            <text:p>0 <text:s text:c="2"/></text:p>
          </table:table-cell>
          <table:table-cell table:style-name="ce109" office:value-type="float" office:value="0">
            <text:p>0 <text:s text:c="2"/></text:p>
          </table:table-cell>
          <table:table-cell table:style-name="ce113" office:value-type="string">
            <text:p>Кафедры</text:p>
          </table:table-cell>
          <table:table-cell table:style-name="ce116" table:number-columns-repeated="1010"/>
        </table:table-row>
        <table:table-row table:style-name="ro17">
          <table:table-cell table:style-name="ce101" office:value-type="string">
            <text:p>г. Арханегльск, Суворова 1, каб.1</text:p>
          </table:table-cell>
          <table:table-cell table:style-name="ce101" office:value-type="string">
            <text:p>Иванов Петр Васильевич </text:p>
            <text:p>инв.номер сист.блока 0000000000</text:p>
          </table:table-cell>
          <table:table-cell table:style-name="ce101" office:value-type="string" table:number-columns-spanned="5" table:number-rows-spanned="1">
            <text:p>100 мб в сутки/2000 мб в месяц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01" office:value-type="string" table:number-columns-spanned="4" table:number-rows-spanned="1">
            <text:p>ADSL /GPRS – модем,</text:p>
            <text:p><text:s/>через телефон 00-00-00</text:p>
            <text:p><text:s/>(принадлежит СГМУ)</text:p>
          </table:table-cell>
          <table:covered-table-cell table:style-name="ce101"/>
          <table:covered-table-cell table:style-name="ce101"/>
          <table:covered-table-cell table:style-name="ce101"/>
          <table:table-cell table:style-name="ce109" office:value-type="float" office:value="2000">
            <text:p>2 000 <text:s text:c="2"/></text:p>
          </table:table-cell>
          <table:table-cell table:style-name="ce109" office:value-type="float" office:value="1500">
            <text:p>1 500 <text:s text:c="2"/></text:p>
          </table:table-cell>
          <table:table-cell table:style-name="ce113" office:value-type="string">
            <text:p>Кафедры</text:p>
          </table:table-cell>
          <table:table-cell table:style-name="ce116" table:number-columns-repeated="1010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Иванов Петр Васильевич</text:p>
          </table:table-cell>
          <table:table-cell table:style-name="ce105" office:value-type="string" table:number-columns-spanned="5" table:number-rows-spanned="1">
            <text:p><text:span text:style-name="T2"><text:a xlink:href="mailto:ivanovpv@nsmu.ru">ivanovpv@nsmu.ru</text:a></text:span>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101" office:value-type="string" table:number-columns-spanned="4" table:number-rows-spanned="1">
            <text:p>через ЛВС СГМУ</text:p>
          </table:table-cell>
          <table:covered-table-cell table:style-name="ce101"/>
          <table:covered-table-cell table:style-name="ce101"/>
          <table:covered-table-cell table:style-name="ce101"/>
          <table:table-cell table:style-name="ce109" office:value-type="float" office:value="0">
            <text:p>0 <text:s text:c="2"/></text:p>
          </table:table-cell>
          <table:table-cell table:style-name="ce109" office:value-type="float" office:value="0">
            <text:p>0 <text:s text:c="2"/></text:p>
          </table:table-cell>
          <table:table-cell table:style-name="ce113" office:value-type="string">
            <text:p>Кафедры</text:p>
          </table:table-cell>
          <table:table-cell table:style-name="ce116" table:number-columns-repeated="1010"/>
        </table:table-row>
        <table:table-row table:style-name="ro17">
          <table:table-cell table:style-name="ce102" table:number-columns-repeated="2"/>
          <table:table-cell table:style-name="ce102" table:number-columns-spanned="5" table:number-rows-spanned="1"/>
          <table:covered-table-cell table:style-name="ce102"/>
          <table:covered-table-cell table:style-name="ce102"/>
          <table:covered-table-cell table:style-name="ce102"/>
          <table:covered-table-cell table:style-name="ce102"/>
          <table:table-cell table:style-name="ce102" table:number-columns-spanned="4" table:number-rows-spanned="1"/>
          <table:covered-table-cell table:style-name="ce102"/>
          <table:covered-table-cell table:style-name="ce102"/>
          <table:covered-table-cell table:style-name="ce102"/>
          <table:table-cell table:style-name="ce110"/>
          <table:table-cell table:style-name="ce111"/>
          <table:table-cell table:style-name="ce114"/>
          <table:table-cell table:style-name="ce117" table:number-columns-repeated="1010"/>
        </table:table-row>
        <table:table-row table:style-name="ro2">
          <table:table-cell table:style-name="ce5" office:value-type="string" table:number-columns-spanned="7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10"/>
        </table:table-row>
        <table:table-row table:style-name="ro2">
          <table:table-cell table:style-name="ce6" office:value-type="string" table:number-columns-spanned="7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10"/>
        </table:table-row>
        <table:table-row table:style-name="ro2">
          <table:table-cell table:style-name="ce7" table:number-columns-spanned="7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10"/>
        </table:table-row>
        <table:table-row table:style-name="ro2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9-01" table:number-columns-spanned="3" table:number-rows-spanned="1">
            <text:p>01.09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10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6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10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6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10"/>
        </table:table-row>
        <table:table-row table:style-name="ro8">
          <table:table-cell table:style-name="ce9" table:number-columns-spanned="14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0"/>
        </table:table-row>
        <table:table-row table:style-name="ro2">
          <table:table-cell table:style-name="ce10" office:value-type="string">
            <text:p>Согласование</text:p>
          </table:table-cell>
          <table:table-cell table:number-columns-repeated="10"/>
          <table:table-cell table:style-name="ce30" table:number-columns-repeated="3"/>
          <table:table-cell table:number-columns-repeated="1010"/>
        </table:table-row>
        <table:table-row table:style-name="ro2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2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2" table:number-rows-repeated="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Работы" table:style-name="ta9">
        <office:forms form:automatic-focus="false" form:apply-design-mode="false"/>
        <table:table-column table:style-name="co2" table:default-cell-style-name="ce1"/>
        <table:table-column table:style-name="co20" table:default-cell-style-name="ce1"/>
        <table:table-column table:style-name="co36" table:default-cell-style-name="ce1"/>
        <table:table-column table:style-name="co38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8" table:default-cell-style-name="ce1"/>
        <table:table-column table:style-name="co10" table:default-cell-style-name="ce1"/>
        <table:table-column table:style-name="co35" table:number-columns-repeated="3" table:default-cell-style-name="ce1"/>
        <table:table-column table:style-name="co13" table:number-columns-repeated="242" table:default-cell-style-name="ce1"/>
        <table:table-column table:style-name="co13" table:number-columns-repeated="767" table:default-cell-style-name="Default"/>
        <table:table-row table:style-name="ro2">
          <table:table-cell table:style-name="ce42" office:value-type="string">
            <text:p>{{ main }}</text:p>
          </table:table-cell>
          <table:table-cell table:number-columns-repeated="3"/>
          <table:table-cell table:style-name="ce19" office:value-type="string">
            <text:p>{{ begin_title }}ЗАЯВКА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0" office:value-type="string">
            <text:p>{{ begin_title }}на выполнение 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Скопцов С.В.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0" office:value-type="string">
            <text:p>{{ begin_title }}работ, услуг по сопровождению и ремонту компьютер-ного и <text:s/>офисного оборудования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9"/>
        </table:table-row>
        <table:table-row table:style-name="ro2">
          <table:table-cell table:number-columns-repeated="2"/>
          <table:table-cell table:style-name="ce12" office:value-type="string">
            <text:p>на </text:p>
          </table:table-cell>
          <table:table-cell table:style-name="ce36" table:number-columns-spanned="6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123" office:value-type="string" table:number-columns-spanned="5" table:number-rows-spanned="1">
            <text:p>(указать период выполнения)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3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9"/>
        </table:table-row>
        <table:table-row table:style-name="ro2">
          <table:table-cell table:number-columns-repeated="11"/>
          <table:table-cell table:style-name="ce35" office:value-type="string">
            <text:p>(ФИО руководителя)</text:p>
          </table:table-cell>
          <table:table-cell table:number-columns-repeated="1012"/>
        </table:table-row>
        <table:table-row table:style-name="ro2">
          <table:table-cell table:style-name="ce118"/>
          <table:table-cell table:number-columns-repeated="1023"/>
        </table:table-row>
        <table:table-row table:style-name="ro4">
          <table:table-cell table:style-name="ce100" office:value-type="string" table:number-columns-spanned="1" table:number-rows-spanned="2">
            <text:p>Адрес, (№ каб.) точки подключения</text:p>
          </table:table-cell>
          <table:table-cell table:style-name="ce100" office:value-type="string" table:number-columns-spanned="3" table:number-rows-spanned="1">
            <text:p>Оборудование</text:p>
          </table:table-cell>
          <table:covered-table-cell table:style-name="ce100"/>
          <table:covered-table-cell table:style-name="ce100"/>
          <table:table-cell table:style-name="ce106" office:value-type="string" office:string-value="Наименование работ, услуг,  перечень неисправностей" table:number-columns-spanned="9" table:number-rows-spanned="2">
            <text:p>Наименование работ, услуг, <text:s/>перечень неисправностей </text:p>
          </table:table-cell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table-cell table:style-name="ce107" office:value-type="string" table:number-columns-spanned="2" table:number-rows-spanned="2">
            <text:p>Доп. информация</text:p>
          </table:table-cell>
          <table:covered-table-cell table:style-name="ce107"/>
          <table:table-cell table:style-name="ce115" table:number-columns-repeated="1009"/>
        </table:table-row>
        <table:table-row table:style-name="ro18">
          <table:covered-table-cell table:style-name="ce100"/>
          <table:table-cell table:style-name="ce120" office:value-type="string">
            <text:p>Наименование</text:p>
          </table:table-cell>
          <table:table-cell table:style-name="ce120" office:value-type="string">
            <text:p>Модель</text:p>
          </table:table-cell>
          <table:table-cell table:style-name="ce120" office:value-type="string">
            <text:p>Инвентарный номер</text:p>
          </table:table-cell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7"/>
          <table:covered-table-cell table:style-name="ce107"/>
          <table:table-cell table:style-name="ce115" table:number-columns-repeated="1009"/>
        </table:table-row>
        <table:table-row table:style-name="ro17">
          <table:table-cell table:style-name="ce119" office:value-type="string">
            <text:p>г. Арханегльск, Троицкий 51, каб.2430</text:p>
          </table:table-cell>
          <table:table-cell table:style-name="ce119" office:value-type="string">
            <text:p>копировальный аппарат</text:p>
          </table:table-cell>
          <table:table-cell table:style-name="ce121" office:value-type="string">
            <text:p>Canon IR1018</text:p>
          </table:table-cell>
          <table:table-cell table:style-name="ce124" office:value-type="string">
            <text:p>0123456789</text:p>
          </table:table-cell>
          <table:table-cell table:style-name="ce119" office:value-type="string" table:number-columns-spanned="9" table:number-rows-spanned="1">
            <text:p>Копировальный аппарат не включается, при печати на бумаге полосы, требует-ся обслуживание в сторонней организации</text:p>
          </table:table-cell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119"/>
          <table:table-cell table:style-name="ce124" table:number-columns-spanned="2" table:number-rows-spanned="1"/>
          <table:covered-table-cell table:style-name="ce124"/>
          <table:table-cell table:style-name="ce116" table:number-columns-repeated="1009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системный блок</text:p>
          </table:table-cell>
          <table:table-cell table:style-name="ce122"/>
          <table:table-cell table:style-name="ce113" office:value-type="string">
            <text:p>0123456790</text:p>
          </table:table-cell>
          <table:table-cell table:style-name="ce101" office:value-type="string" table:number-columns-spanned="9" table:number-rows-spanned="1">
            <text:p>Компьютер не включается, слышны посторонние звуки, сбой программного обеспечения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string">
            <text:p>через ЛВС СГМУ</text:p>
          </table:covered-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float" office:value="0">
            <text:p>0</text:p>
          </table:covered-table-cell>
          <table:table-cell table:style-name="ce113" table:number-columns-spanned="2" table:number-rows-spanned="1"/>
          <table:covered-table-cell table:style-name="ce113"/>
          <table:table-cell table:style-name="ce116" table:number-columns-repeated="1009"/>
        </table:table-row>
        <table:table-row table:style-name="ro17">
          <table:table-cell table:style-name="ce101" office:value-type="string">
            <text:p>г. Арханегльск, Суворова 1, каб.1</text:p>
          </table:table-cell>
          <table:table-cell table:style-name="ce101" office:value-type="string">
            <text:p>системный блок</text:p>
          </table:table-cell>
          <table:table-cell table:style-name="ce122"/>
          <table:table-cell table:style-name="ce113" office:value-type="string">
            <text:p>0123456791</text:p>
          </table:table-cell>
          <table:table-cell table:style-name="ce101" office:value-type="string" table:number-columns-spanned="9" table:number-rows-spanned="1">
            <text:p>Установить программное обеспечение Microsoft Windows XP 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string">
            <text:p>ADSL /GPRS – модем,</text:p>
            <text:p><text:s/>через телефон 00-00-00</text:p>
            <text:p><text:s/>(принадлежит СГМУ)</text:p>
          </table:covered-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float" office:value="2000">
            <text:p>2000</text:p>
          </table:covered-table-cell>
          <table:table-cell table:style-name="ce113" table:number-columns-spanned="2" table:number-rows-spanned="1"/>
          <table:covered-table-cell table:style-name="ce113"/>
          <table:table-cell table:style-name="ce116" table:number-columns-repeated="1009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системный блок</text:p>
          </table:table-cell>
          <table:table-cell table:style-name="ce122"/>
          <table:table-cell table:style-name="ce113" office:value-type="string">
            <text:p>0123456792</text:p>
          </table:table-cell>
          <table:table-cell table:style-name="ce101" office:value-type="string" table:number-columns-spanned="9" table:number-rows-spanned="1">
            <text:p>Установить программное обеспечение Microsoft Office 2003 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string">
            <text:p>через ЛВС СГМУ</text:p>
          </table:covered-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float" office:value="0">
            <text:p>0</text:p>
          </table:covered-table-cell>
          <table:table-cell table:style-name="ce113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113"/>
          <table:table-cell table:style-name="ce116" table:number-columns-repeated="1009"/>
        </table:table-row>
        <table:table-row table:style-name="ro17">
          <table:table-cell table:style-name="ce101" office:value-type="string">
            <text:p>г. Арханегльск, Троицкий 51, каб.2431</text:p>
          </table:table-cell>
          <table:table-cell table:style-name="ce101" office:value-type="string">
            <text:p>системный блок</text:p>
          </table:table-cell>
          <table:table-cell table:style-name="ce122"/>
          <table:table-cell table:style-name="ce113" office:value-type="string">
            <text:p>0123456793</text:p>
          </table:table-cell>
          <table:table-cell table:style-name="ce101" office:value-type="string" table:number-columns-spanned="9" table:number-rows-spanned="1">
            <text:p>Установить программное обеспечение Microsoft Office 2007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string">
            <text:p>через ЛВС СГМУ</text:p>
          </table:covered-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float" office:value="1">
            <text:p>1</text:p>
          </table:covered-table-cell>
          <table:table-cell table:style-name="ce113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113"/>
          <table:table-cell table:style-name="ce116" table:number-columns-repeated="1009"/>
        </table:table-row>
        <table:table-row table:style-name="ro2">
          <table:table-cell table:style-name="ce5" office:value-type="string" table:number-columns-spanned="8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09"/>
        </table:table-row>
        <table:table-row table:style-name="ro2">
          <table:table-cell table:style-name="ce6" office:value-type="string" table:number-columns-spanned="8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09"/>
        </table:table-row>
        <table:table-row table:style-name="ro2">
          <table:table-cell table:style-name="ce7" table:number-columns-spanned="8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09"/>
        </table:table-row>
        <table:table-row table:style-name="ro2">
          <table:table-cell office:value-type="string">
            <text:p>Подпись заявителя</text:p>
          </table:table-cell>
          <table:table-cell table:style-name="ce13" table:number-columns-repeated="2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9-01" table:number-columns-spanned="3" table:number-rows-spanned="1">
            <text:p>01.09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09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09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09"/>
        </table:table-row>
        <table:table-row table:style-name="ro8">
          <table:table-cell table:style-name="ce9" table:number-columns-spanned="15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2">
          <table:table-cell table:style-name="ce10" office:value-type="string">
            <text:p>Согласование</text:p>
          </table:table-cell>
          <table:table-cell table:number-columns-repeated="11"/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11" office:value-type="string">
            <text:p>Начальник ОИ</text:p>
          </table:table-cell>
          <table:table-cell table:style-name="ce13" table:number-columns-repeated="2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number-columns-repeated="12"/>
          <table:table-cell table:style-name="ce30" table:number-columns-repeated="3"/>
          <table:table-cell table:number-columns-repeated="1009"/>
        </table:table-row>
        <table:table-row table:style-name="ro2">
          <table:table-cell office:value-type="string">
            <text:p>Начальник ПФО</text:p>
          </table:table-cell>
          <table:table-cell table:style-name="ce13" table:number-columns-repeated="2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09"/>
        </table:table-row>
        <table:table-row table:style-name="ro2" table:number-rows-repeated="2">
          <table:table-cell table:number-columns-repeated="12"/>
          <table:table-cell table:style-name="ce30" table:number-columns-repeated="3"/>
          <table:table-cell table:number-columns-repeated="100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1" table:style-name="ta6">
        <office:forms form:automatic-focus="false" form:apply-design-mode="false"/>
        <table:table-column table:style-name="co37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Лист3" table:style-name="ta7">
        <table:table-column table:style-name="co37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_xlnm.Print_Area_1" table:base-cell-address="$Оборудование.$A$1" table:cell-range-address="$Оборудование.$A$1:.$N$25"/>
        <table:named-range table:name="Excel_BuiltIn_Print_Area_1" table:base-cell-address="$Оборудование.$A$1" table:cell-range-address="$Оборудование.$A$1:.$N$2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р. </number:text>
    </number:number-style>
    <number:number-style style:name="N109P1" style:volatile="true">
      <number:text>-</number:text>
      <number:number number:decimal-places="2" number:min-integer-digits="1" number:grouping="true"/>
      <number:text>р. </number:text>
    </number:number-style>
    <number:number-style style:name="N109P2" style:volatile="true">
      <number:text> -</number:text>
      <number:number number:decimal-places="0" number:min-integer-digits="0"/>
      <number:text>р.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0" number:min-integer-digits="1" number:grouping="true"/>
      <number:text>   </number:text>
    </number:number-style>
    <number:date-style style:name="N139">
      <number:year number:style="long"/>
    </number:date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0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01cm" fo:margin-bottom="1cm" fo:margin-left="1cm" fo:margin-right="1cm" style:first-page-number="continue" style:scale-to-X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01cm" fo:margin-bottom="1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.09.2011</text:date>, <text:time>18:07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борудование" style:display-name="PageStyle_Оборудовани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граммное_20_обеспечение" style:display-name="PageStyle_Программное обеспечени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сходные_20_материалы_28_Картриджи_29_" style:display-name="PageStyle_Расходные материалы(Картриджи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омплектующие" style:display-name="PageStyle_Комплектующи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ВС.Интернет.Email" style:display-name="PageStyle_ЛВС.Интернет.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боты" style:display-name="PageStyle_Работ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viator </dc:creator>
    <dc:date>2011-09-01T18:07:26</dc:date>
    <meta:print-date>2010-11-18T15:04:59</meta:print-date>
    <meta:generator>OpenOffice.org/3.2$Linux OpenOffice.org_project/320m12$Build-9483</meta:generator>
    <meta:editing-duration>PT00H37M52S</meta:editing-duration>
    <meta:editing-cycles>14</meta:editing-cycles>
    <meta:document-statistic meta:table-count="7" meta:cell-count="310" meta:object-count="0"/>
  </office:meta>
</office:document-meta>
</file>